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s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Binding.apply( BindTarget bind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.apply( BindTarget bind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Binding.ValueBinding( BindMarker marker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ings.forEach( Consumer &lt; ? super Binding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.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.merge( Bindings left , Bindings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ing.Binding( BindMarker 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Binding.ha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.Bindings( Collection &lt; Binding &gt;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Binding.apply( BindTarget bind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.getBind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Binding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.get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Bindin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Binding.ha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.spl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Binding.NullBinding( BindMarker marker , Class &lt; ?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ing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.Bindings( Map &lt; BindMarker , Binding &gt;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.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s.and( Bindings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Bindin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